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16.51cm" style:rel-width="100%" fo:margin-left="0cm" fo:margin-top="0cm" fo:margin-bottom="0cm" table:align="left" style:writing-mode="lr-tb"/>
    </style:style>
    <style:style style:name="Tabella1.A" style:family="table-column">
      <style:table-column-properties style:column-width="3.967cm" style:rel-column-width="15748*"/>
    </style:style>
    <style:style style:name="Tabella1.B" style:family="table-column">
      <style:table-column-properties style:column-width="2.353cm" style:rel-column-width="9338*"/>
    </style:style>
    <style:style style:name="Tabella1.C" style:family="table-column">
      <style:table-column-properties style:column-width="2.284cm" style:rel-column-width="9064*"/>
    </style:style>
    <style:style style:name="Tabella1.D" style:family="table-column">
      <style:table-column-properties style:column-width="0.143cm" style:rel-column-width="570*"/>
    </style:style>
    <style:style style:name="Tabella1.E" style:family="table-column">
      <style:table-column-properties style:column-width="1.746cm" style:rel-column-width="6934*"/>
    </style:style>
    <style:style style:name="Tabella1.F" style:family="table-column">
      <style:table-column-properties style:column-width="0.393cm" style:rel-column-width="1559*"/>
    </style:style>
    <style:style style:name="Tabella1.G" style:family="table-column">
      <style:table-column-properties style:column-width="2.141cm" style:rel-column-width="8500*"/>
    </style:style>
    <style:style style:name="Tabella1.H" style:family="table-column">
      <style:table-column-properties style:column-width="0.083cm" style:rel-column-width="328*"/>
    </style:style>
    <style:style style:name="Tabella1.I" style:family="table-column">
      <style:table-column-properties style:column-width="3.399cm" style:rel-column-width="13494*"/>
    </style:style>
    <style:style style:name="Tabella1.1" style:family="table-row">
      <style:table-row-properties style:min-row-height="0.54cm" fo:keep-together="auto"/>
    </style:style>
    <style:style style:name="Tabella1.A1" style:family="table-cell">
      <style:table-cell-properties style:vertical-align="middle" fo:background-color="transparent" fo:padding-left="0.203cm" fo:padding-right="0.203cm" fo:padding-top="0.076cm" fo:padding-bottom="0.076cm" fo:border-left="none" fo:border-right="none" fo:border-top="none" fo:border-bottom="0.5pt solid #365f91" style:writing-mode="lr-tb">
        <style:background-image/>
      </style:table-cell-properties>
    </style:style>
    <style:style style:name="Tabella1.F2" style:family="table-cell">
      <style:table-cell-properties style:vertical-align="middle" fo:background-color="transparent" fo:padding-left="0.203cm" fo:padding-right="0.203cm" fo:padding-top="0.076cm" fo:padding-bottom="0.076cm" fo:border-left="none" fo:border-right="none" fo:border-top="none" fo:border-bottom="0.5pt solid #4f81bd" style:writing-mode="lr-tb">
        <style:background-image/>
      </style:table-cell-properties>
    </style:style>
    <style:style style:name="Tabella1.F3" style:family="table-cell">
      <style:table-cell-properties fo:background-color="#ffffff" fo:padding-left="0.203cm" fo:padding-right="0.203cm" fo:padding-top="0.076cm" fo:padding-bottom="0.076cm" fo:border-left="none" fo:border-right="none" fo:border-top="0.5pt solid #4f81bd" fo:border-bottom="0.5pt solid #365f91" style:writing-mode="lr-tb">
        <style:background-image/>
      </style:table-cell-properties>
    </style:style>
    <style:style style:name="Tabella1.A4" style:family="table-cell">
      <style:table-cell-properties style:vertical-align="middle" fo:background-color="transparent" fo:padding-left="0.203cm" fo:padding-right="0.203cm" fo:padding-top="0.076cm" fo:padding-bottom="0.076cm" fo:border-left="none" fo:border-right="none" fo:border-top="none" fo:border-bottom="0.5pt solid #95b3d7" style:writing-mode="lr-tb">
        <style:background-image/>
      </style:table-cell-properties>
    </style:style>
    <style:style style:name="Tabella1.5" style:family="table-row">
      <style:table-row-properties style:min-row-height="0.762cm" fo:keep-together="auto"/>
    </style:style>
    <style:style style:name="Tabella1.A5" style:family="table-cell">
      <style:table-cell-properties style:vertical-align="middle" fo:background-color="#4f81bd" fo:padding-left="0.203cm" fo:padding-right="0.203cm" fo:padding-top="0.076cm" fo:padding-bottom="0.076cm" fo:border="0.5pt solid #95b3d7" style:writing-mode="lr-tb">
        <style:background-image/>
      </style:table-cell-properties>
    </style:style>
    <style:style style:name="Tabella1.A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C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D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G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H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A7" style:family="table-cell">
      <style:table-cell-properties style:vertical-align="middle" fo:padding-left="0.203cm" fo:padding-right="0.203cm" fo:padding-top="0.076cm" fo:padding-bottom="0.076cm" fo:border-left="none" fo:border-right="none" fo:border-top="0.5pt solid #95b3d7" fo:border-bottom="none" style:writing-mode="lr-tb"/>
    </style:style>
    <style:style style:name="Tabella1.A8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E8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I8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A9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E9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I9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A10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E10" style:family="table-cell">
      <style:table-cell-properties style:vertical-align="middle" fo:padding-left="0.203cm" fo:padding-right="0.203cm" fo:padding-top="0.076cm" fo:padding-bottom="0.076cm" fo:border-left="none" fo:border-right="none" fo:border-top="none" fo:border-bottom="1.5pt solid #4f81bd" style:writing-mode="lr-tb"/>
    </style:style>
    <style:style style:name="Tabella1.I10" style:family="table-cell">
      <style:table-cell-properties style:vertical-align="middle" fo:padding-left="0.203cm" fo:padding-right="0.203cm" fo:padding-top="0.076cm" fo:padding-bottom="0.076cm" fo:border-left="none" fo:border-right="none" fo:border-top="none" fo:border-bottom="1.5pt solid #4f81bd" style:writing-mode="lr-tb"/>
    </style:style>
    <style:style style:name="Tabella1.A11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A12" style:family="table-cell">
      <style:table-cell-properties fo:background-color="transparent" fo:padding-left="0.203cm" fo:padding-right="0.203cm" fo:padding-top="0.076cm" fo:padding-bottom="0.076cm" fo:border-left="none" fo:border-right="none" fo:border-top="0.5pt solid #95b3d7" fo:border-bottom="none" style:writing-mode="lr-tb">
        <style:background-image/>
      </style:table-cell-properties>
    </style:style>
    <style:style style:name="Tabella1.E12" style:family="table-cell">
      <style:table-cell-properties fo:background-color="transparent" fo:padding-left="0.203cm" fo:padding-right="0.203cm" fo:padding-top="0.076cm" fo:padding-bottom="0.076cm" fo:border-left="none" fo:border-right="none" fo:border-top="0.5pt solid #95b3d7" fo:border-bottom="none" style:writing-mode="lr-tb">
        <style:background-image/>
      </style:table-cell-properties>
    </style:style>
    <style:style style:name="Tabella1" style:family="table">
      <style:table-properties style:width="16.51cm" style:rel-width="100%" fo:margin-left="0cm" fo:margin-top="0cm" fo:margin-bottom="0cm" table:align="left" style:writing-mode="lr-tb"/>
    </style:style>
    <style:style style:name="Tabella1.A" style:family="table-column">
      <style:table-column-properties style:column-width="3.967cm" style:rel-column-width="15748*"/>
    </style:style>
    <style:style style:name="Tabella1.B" style:family="table-column">
      <style:table-column-properties style:column-width="2.353cm" style:rel-column-width="9338*"/>
    </style:style>
    <style:style style:name="Tabella1.C" style:family="table-column">
      <style:table-column-properties style:column-width="2.284cm" style:rel-column-width="9064*"/>
    </style:style>
    <style:style style:name="Tabella1.D" style:family="table-column">
      <style:table-column-properties style:column-width="0.143cm" style:rel-column-width="570*"/>
    </style:style>
    <style:style style:name="Tabella1.E" style:family="table-column">
      <style:table-column-properties style:column-width="1.746cm" style:rel-column-width="6934*"/>
    </style:style>
    <style:style style:name="Tabella1.F" style:family="table-column">
      <style:table-column-properties style:column-width="0.393cm" style:rel-column-width="1559*"/>
    </style:style>
    <style:style style:name="Tabella1.G" style:family="table-column">
      <style:table-column-properties style:column-width="2.141cm" style:rel-column-width="8500*"/>
    </style:style>
    <style:style style:name="Tabella1.H" style:family="table-column">
      <style:table-column-properties style:column-width="0.083cm" style:rel-column-width="328*"/>
    </style:style>
    <style:style style:name="Tabella1.I" style:family="table-column">
      <style:table-column-properties style:column-width="3.399cm" style:rel-column-width="13494*"/>
    </style:style>
    <style:style style:name="Tabella1.1" style:family="table-row">
      <style:table-row-properties style:min-row-height="0.54cm" fo:keep-together="auto"/>
    </style:style>
    <style:style style:name="Tabella1.A1" style:family="table-cell">
      <style:table-cell-properties style:vertical-align="middle" fo:background-color="transparent" fo:padding-left="0.203cm" fo:padding-right="0.203cm" fo:padding-top="0.076cm" fo:padding-bottom="0.076cm" fo:border-left="none" fo:border-right="none" fo:border-top="none" fo:border-bottom="0.5pt solid #365f91" style:writing-mode="lr-tb">
        <style:background-image/>
      </style:table-cell-properties>
    </style:style>
    <style:style style:name="Tabella1.F2" style:family="table-cell">
      <style:table-cell-properties style:vertical-align="middle" fo:background-color="transparent" fo:padding-left="0.203cm" fo:padding-right="0.203cm" fo:padding-top="0.076cm" fo:padding-bottom="0.076cm" fo:border-left="none" fo:border-right="none" fo:border-top="none" fo:border-bottom="0.5pt solid #4f81bd" style:writing-mode="lr-tb">
        <style:background-image/>
      </style:table-cell-properties>
    </style:style>
    <style:style style:name="Tabella1.F3" style:family="table-cell">
      <style:table-cell-properties fo:background-color="#ffffff" fo:padding-left="0.203cm" fo:padding-right="0.203cm" fo:padding-top="0.076cm" fo:padding-bottom="0.076cm" fo:border-left="none" fo:border-right="none" fo:border-top="0.5pt solid #4f81bd" fo:border-bottom="0.5pt solid #365f91" style:writing-mode="lr-tb">
        <style:background-image/>
      </style:table-cell-properties>
    </style:style>
    <style:style style:name="Tabella1.A4" style:family="table-cell">
      <style:table-cell-properties style:vertical-align="middle" fo:background-color="transparent" fo:padding-left="0.203cm" fo:padding-right="0.203cm" fo:padding-top="0.076cm" fo:padding-bottom="0.076cm" fo:border-left="none" fo:border-right="none" fo:border-top="none" fo:border-bottom="0.5pt solid #95b3d7" style:writing-mode="lr-tb">
        <style:background-image/>
      </style:table-cell-properties>
    </style:style>
    <style:style style:name="Tabella1.5" style:family="table-row">
      <style:table-row-properties style:min-row-height="0.762cm" fo:keep-together="auto"/>
    </style:style>
    <style:style style:name="Tabella1.A5" style:family="table-cell">
      <style:table-cell-properties style:vertical-align="middle" fo:background-color="#4f81bd" fo:padding-left="0.203cm" fo:padding-right="0.203cm" fo:padding-top="0.076cm" fo:padding-bottom="0.076cm" fo:border="0.5pt solid #95b3d7" style:writing-mode="lr-tb">
        <style:background-image/>
      </style:table-cell-properties>
    </style:style>
    <style:style style:name="Tabella1.A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C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D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G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H6" style:family="table-cell">
      <style:table-cell-properties style:vertical-align="middle" fo:padding-left="0.203cm" fo:padding-right="0.203cm" fo:padding-top="0.076cm" fo:padding-bottom="0.076cm" fo:border="0.5pt solid #95b3d7" style:writing-mode="lr-tb"/>
    </style:style>
    <style:style style:name="Tabella1.A7" style:family="table-cell">
      <style:table-cell-properties style:vertical-align="middle" fo:padding-left="0.203cm" fo:padding-right="0.203cm" fo:padding-top="0.076cm" fo:padding-bottom="0.076cm" fo:border-left="none" fo:border-right="none" fo:border-top="0.5pt solid #95b3d7" fo:border-bottom="none" style:writing-mode="lr-tb"/>
    </style:style>
    <style:style style:name="Tabella1.A8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E8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I8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A9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E9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I9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A10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E10" style:family="table-cell">
      <style:table-cell-properties style:vertical-align="middle" fo:padding-left="0.203cm" fo:padding-right="0.203cm" fo:padding-top="0.076cm" fo:padding-bottom="0.076cm" fo:border-left="none" fo:border-right="none" fo:border-top="none" fo:border-bottom="1.5pt solid #4f81bd" style:writing-mode="lr-tb"/>
    </style:style>
    <style:style style:name="Tabella1.I10" style:family="table-cell">
      <style:table-cell-properties style:vertical-align="middle" fo:padding-left="0.203cm" fo:padding-right="0.203cm" fo:padding-top="0.076cm" fo:padding-bottom="0.076cm" fo:border-left="none" fo:border-right="none" fo:border-top="none" fo:border-bottom="1.5pt solid #4f81bd" style:writing-mode="lr-tb"/>
    </style:style>
    <style:style style:name="Tabella1.A11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a1.A12" style:family="table-cell">
      <style:table-cell-properties fo:background-color="transparent" fo:padding-left="0.203cm" fo:padding-right="0.203cm" fo:padding-top="0.076cm" fo:padding-bottom="0.076cm" fo:border-left="none" fo:border-right="none" fo:border-top="0.5pt solid #95b3d7" fo:border-bottom="none" style:writing-mode="lr-tb">
        <style:background-image/>
      </style:table-cell-properties>
    </style:style>
    <style:style style:name="Tabella1.E12" style:family="table-cell">
      <style:table-cell-properties fo:background-color="transparent" fo:padding-left="0.203cm" fo:padding-right="0.203cm" fo:padding-top="0.076cm" fo:padding-bottom="0.076cm" fo:border-left="none" fo:border-right="none" fo:border-top="0.5pt solid #95b3d7" fo:border-bottom="none" style:writing-mode="lr-tb">
        <style:background-image/>
      </style:table-cell-properties>
    </style:style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language="it" fo:country="IT" fo:font-weight="bold" style:letter-kerning="false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language="en" fo:country="US" fo:font-weight="bold" style:letter-kerning="false" style:language-asian="en" style:country-asian="US" style:font-weight-asian="bold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0pt" fo:language="it" fo:country="IT" fo:font-weight="bold" style:letter-kerning="false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it" fo:country="I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en" fo:country="US" fo:font-weight="bold" style:letter-kerning="false" style:language-asian="en" style:country-asian="US" style:font-weight-asian="bold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language="en" fo:country="US" fo:font-weight="bold" style:letter-kerning="false" style:language-asian="en" style:country-asian="US" style:font-weight-asian="bold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fo:color="#000000" loext:opacity="100%" style:font-name="Calibri" fo:language="it" fo:country="IT" fo:font-weight="normal" style:letter-kerning="false" style:language-asian="en" style:country-asian="US" style:font-weight-asian="normal" style:language-complex="ar" style:country-complex="SA" style:font-weight-complex="bold">
        <loext:char-complex-color loext:theme-type="dark1" loext:color-type="theme"/>
      </style:text-properties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language="it" fo:country="IT" fo:font-weight="bold" style:letter-kerning="false" style:language-asian="en" style:country-asian="US" style:font-weight-asian="bold" style:language-complex="ar" style:country-complex="SA" style:font-weight-complex="bold">
        <loext:char-complex-color loext:theme-type="dark1" loext:color-type="theme"/>
      </style:text-properties>
    </style:style>
    <style:style style:name="P10" style:family="paragraph" style:parent-style-name="Standard">
      <style:paragraph-properties fo:margin-top="0.212cm" fo:margin-bottom="0cm" style:contextual-spacing="false" fo:line-height="115%" fo:text-align="start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11" style:family="paragraph" style:parent-style-name="Standard">
      <style:paragraph-properties fo:margin-top="0.212cm" fo:margin-bottom="0cm" style:contextual-spacing="false" fo:line-height="115%" fo:text-align="center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12" style:family="paragraph" style:parent-style-name="Amount">
      <style:paragraph-properties fo:margin-top="0.071cm" fo:margin-bottom="0.071cm" style:contextual-spacing="false" fo:text-align="start" style:justify-single-word="false" fo:orphans="2" fo:widows="2"/>
      <style:text-properties fo:color="#000000" loext:opacity="100%" style:font-name="Calibri" fo:font-size="10pt" fo:language="it" fo:country="IT" style:letter-kerning="false" style:font-size-asian="10pt" style:language-asian="en" style:country-asian="US" style:language-complex="ar" style:country-complex="SA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4pt" fo:language="it" fo:country="IT" fo:font-style="italic" fo:font-weight="bold" officeooo:rsid="001d51bf" officeooo:paragraph-rsid="001d51bf" style:letter-kerning="false" style:font-size-asian="14pt" style:language-asian="en" style:country-asian="US" style:font-style-asian="italic" style:font-weight-asian="bold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15" style:family="paragraph" style:parent-style-name="Amount">
      <style:paragraph-properties fo:margin-top="0cm" fo:margin-bottom="0.212cm" style:contextual-spacing="false" fo:text-align="center" style:justify-single-word="false" fo:orphans="2" fo:widows="2"/>
      <style:text-properties fo:color="#000000" loext:opacity="100%" style:font-name="Calibri" fo:font-size="11pt" fo:language="it" fo:country="IT" style:letter-kerning="false" style:font-size-asian="11pt" style:language-asian="en" style:country-asian="US" style:font-size-complex="11pt" style:language-complex="ar" style:country-complex="SA">
        <loext:char-complex-color loext:theme-type="dark1" loext:color-type="theme"/>
      </style:text-properties>
    </style:style>
    <style:style style:name="P16" style:family="paragraph" style:parent-style-name="Standard">
      <style:paragraph-properties fo:margin-right="0.254cm" fo:margin-top="0cm" fo:margin-bottom="0cm" style:contextual-spacing="false" fo:text-align="start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left="0.254cm" fo:margin-top="0cm" fo:margin-bottom="0cm" style:contextual-spacing="false" fo:text-align="start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left="0.254cm" fo:margin-top="0cm" fo:margin-bottom="0cm" style:contextual-spacing="false" fo:text-align="start" style:justify-single-word="false" fo:orphans="2" fo:widows="2"/>
      <style:text-properties fo:color="#000000" loext:opacity="100%" style:font-name="Arial" fo:font-size="11pt" fo:language="it" fo:country="IT" fo:font-style="italic" style:letter-kerning="false" style:font-size-asian="11pt" style:language-asian="en" style:country-asian="US" style:font-style-asian="italic" style:font-name-complex="Arial1" style:font-size-complex="11pt" style:language-complex="ar" style:country-complex="SA">
        <loext:char-complex-color loext:theme-type="dark1" loext:color-type="theme"/>
      </style:text-properties>
    </style:style>
    <style:style style:name="P19" style:family="paragraph" style:parent-style-name="Standard">
      <style:paragraph-properties fo:margin-left="0.254cm" fo:margin-top="0cm" fo:margin-bottom="0cm" style:contextual-spacing="false" fo:text-align="start" style:justify-single-word="false" fo:orphans="2" fo:widows="2"/>
      <style:text-properties fo:color="#000000" loext:opacity="100%" style:font-name="Calibri" fo:font-size="11pt" fo:language="it" fo:country="IT" fo:font-style="italic" style:letter-kerning="false" style:font-size-asian="11pt" style:language-asian="en" style:country-asian="US" style:font-style-asian="italic" style:font-size-complex="11pt" style:language-complex="ar" style:country-complex="SA">
        <loext:char-complex-color loext:theme-type="dark1" loext:color-type="theme"/>
      </style:text-properties>
    </style:style>
    <style:style style:name="T1" style:family="text">
      <style:text-properties fo:language="it" fo:country="IT"/>
    </style:style>
    <style:style style:name="T2" style:family="text">
      <style:text-properties fo:font-size="16pt" fo:language="it" fo:country="IT" style:font-size-asian="16pt" style:font-size-complex="16pt"/>
    </style:style>
    <style:style style:name="T3" style:family="text">
      <style:text-properties fo:font-size="10pt" fo:language="it" fo:country="IT" style:font-size-asian="10pt" style:font-size-complex="10pt"/>
    </style:style>
    <style:style style:name="T4" style:family="text">
      <style:text-properties fo:font-size="11pt" fo:language="it" fo:country="IT" style:font-size-asian="11pt" style:font-size-complex="11pt"/>
    </style:style>
    <style:style style:name="T5" style:family="text">
      <style:text-properties fo:color="#000000" loext:opacity="100%" fo:font-size="11pt" fo:language="it" fo:country="IT" fo:font-weight="normal" style:font-size-asian="11pt" style:font-weight-asian="normal" style:font-size-complex="11pt">
        <loext:char-complex-color loext:theme-type="dark1" loext:color-type="theme"/>
      </style:text-properties>
    </style:style>
    <style:style style:name="T6" style:family="text">
      <style:text-properties fo:color="#000000" loext:opacity="100%" fo:font-size="11pt" fo:language="it" fo:country="IT" style:font-size-asian="11pt" style:font-size-complex="11pt">
        <loext:char-complex-color loext:theme-type="dark1" loext:color-type="theme"/>
      </style:text-properties>
    </style:style>
    <style:style style:name="T7" style:family="text">
      <style:text-properties fo:color="#000000" loext:opacity="100%" fo:language="it" fo:country="IT" fo:font-weight="normal" style:font-weight-asian="normal">
        <loext:char-complex-color loext:theme-type="dark1" loext:color-type="theme"/>
      </style:text-properties>
    </style:style>
    <style:style style:name="T8" style:family="text">
      <style:text-properties fo:color="#000000" loext:opacity="100%" fo:font-size="11pt" fo:language="it" fo:country="IT" fo:font-style="italic" fo:font-weight="normal" style:font-size-asian="11pt" style:font-style-asian="italic" style:font-weight-asian="normal" style:font-size-complex="11pt">
        <loext:char-complex-color loext:theme-type="dark1" loext:color-type="theme"/>
      </style:text-properties>
    </style:style>
    <style:style style:name="T9" style:family="text">
      <style:text-properties fo:color="#000000" loext:opacity="100%" fo:language="it" fo:country="IT">
        <loext:char-complex-color loext:theme-type="dark1" loext:color-type="theme"/>
      </style:text-properties>
    </style:style>
    <style:style style:name="T10" style:family="text">
      <style:text-properties fo:color="#ffffff" loext:opacity="100%" fo:font-size="10pt" fo:language="it" fo:country="IT" style:font-size-asian="10pt" style:font-size-complex="10pt">
        <loext:char-complex-color loext:theme-type="light1" loext:color-type="theme"/>
      </style:text-properties>
    </style:style>
    <style:style style:name="T11" style:family="text">
      <style:text-properties fo:color="#000000" loext:opacity="100%" fo:font-size="10pt" fo:language="it" fo:country="IT" style:font-size-asian="10pt" style:font-size-complex="10pt">
        <loext:char-complex-color loext:theme-type="dark1" loext:color-type="theme"/>
      </style:text-properties>
    </style:style>
    <style:style style:name="T12" style:family="text">
      <style:text-properties fo:color="#000000" loext:opacity="100%" fo:font-size="10pt" fo:language="it" fo:country="IT" style:font-size-asian="10pt">
        <loext:char-complex-color loext:theme-type="dark1" loext:color-type="theme"/>
      </style:text-properties>
    </style:style>
    <style:style style:name="T13" style:family="text">
      <style:text-properties fo:color="#000000" loext:opacity="100%" fo:font-size="11pt" fo:language="it" fo:country="IT" fo:font-weight="bold" style:font-size-asian="11pt" style:font-weight-asian="bold" style:font-size-complex="11pt">
        <loext:char-complex-color loext:theme-type="dark1" loext:color-type="theme"/>
      </style:text-properties>
    </style:style>
    <style:style style:name="T14" style:family="text">
      <style:text-properties fo:color="#000000" loext:opacity="100%" fo:font-size="11pt" fo:language="it" fo:country="IT" fo:font-style="italic" fo:font-weight="bold" style:font-size-asian="11pt" style:font-style-asian="italic" style:font-weight-asian="bold" style:font-size-complex="11pt">
        <loext:char-complex-color loext:theme-type="dark1" loext:color-type="theme"/>
      </style:text-properties>
    </style:style>
    <style:style style:name="T15" style:family="text">
      <style:text-properties fo:color="#000000" loext:opacity="100%" fo:font-size="11pt" fo:language="it" fo:country="IT" fo:font-style="italic" style:font-size-asian="11pt" style:font-style-asian="italic" style:font-size-complex="11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Arial" fo:font-size="11pt" fo:language="it" fo:country="IT" fo:font-style="italic" style:font-size-asian="11pt" style:font-style-asian="italic" style:font-name-complex="Arial1" style:font-size-complex="11pt">
        <loext:char-complex-color loext:theme-type="dark1" loext:color-type="theme"/>
      </style:text-properties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-content" draw:opacity="0%" fo:padding="0cm" fo:border="non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><draw:frame draw:style-name="fr1" draw:name="Cornice1" text:anchor-type="paragraph" svg:x="-1.226cm" svg:y="3.2cm" svg:width="16.51cm" style:rel-width="100%" draw:z-index="0" loext:may-break-between-pages="true"><draw:text-box fo:min-height="0cm"><table:table table:name="Tabella1" table:style-name="Tabella1"><table:table-column table:style-name="Tabella1.A"/><table:table-column table:style-name="Tabella1.B"/><table:table-column table:style-name="Tabella1.C"/><table:table-column table:style-name="Tabella1.D"/><table:table-column table:style-name="Tabella1.E"/><table:table-column table:style-name="Tabella1.F"/><table:table-column table:style-name="Tabella1.G"/><table:table-column table:style-name="Tabella1.H"/><table:table-column table:style-name="Tabella1.I"/><table:table-header-rows><table:table-row table:style-name="Tabella1.1"><table:table-cell table:style-name="Tabella1.A1" office:value-type="string"><text:p text:style-name="P2" loext:marker-style-name="T1"/></table:table-cell><table:table-cell table:style-name="Tabella1.A1" table:number-columns-spanned="8" office:value-type="string"><text:p text:style-name="P3" loext:marker-style-name="T2"><text:span text:style-name="T2">Preventivo # <text:s/>1068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ella1.1"><table:table-cell table:style-name="Tabella1.A1" table:number-columns-spanned="5" office:value-type="string"><text:p text:style-name="P4" loext:marker-style-name="T3"/><text:p text:style-name="P4" loext:marker-style-name="T3"/><text:p text:style-name="P4" loext:marker-style-name="T3"/></table:table-cell><table:covered-table-cell/><table:covered-table-cell/><table:covered-table-cell/><table:covered-table-cell/><table:table-cell table:style-name="Tabella1.F2" table:number-columns-spanned="4" office:value-type="string"><text:p text:style-name="P5" loext:marker-style-name="T4"/><text:p text:style-name="P5" loext:marker-style-name="T4"/><text:p text:style-name="P6" loext:marker-style-name="T4"><text:span text:style-name="T4">CLIENTE</text:span></text:p></table:table-cell><table:covered-table-cell/><table:covered-table-cell/><table:covered-table-cell/></table:table-row><table:table-row table:style-name="Tabella1.1"><table:table-cell table:style-name="Tabella1.A1" table:number-columns-spanned="5" office:value-type="string"><text:p text:style-name="P7" loext:marker-style-name="T5"><text:span text:style-name="T5">Data: 17/10/2021</text:span></text:p><text:p text:style-name="P7" loext:marker-style-name="T6"><text:span text:style-name="T6">Valido fino a: 01/01/2022</text:span></text:p><text:p text:style-name="P8" loext:marker-style-name="T7"/></table:table-cell><table:covered-table-cell/><table:covered-table-cell/><table:covered-table-cell/><table:covered-table-cell/><table:table-cell table:style-name="Tabella1.F3" table:number-columns-spanned="4" office:value-type="string"><text:p text:style-name="P6" loext:marker-style-name="T5"><text:span text:style-name="T6">[Nome dell'azienda del cliente]</text:span></text:p><text:p text:style-name="P6" loext:marker-style-name="T5"><text:span text:style-name="T8">[Indirizzo dell'azienda del cliente]<text:line-break/>P.IVA/C.F.: [Numero di partita IVA del cliente / Codice Fiscale]<text:line-break/></text:span></text:p></table:table-cell><table:covered-table-cell/><table:covered-table-cell/><table:covered-table-cell/></table:table-row><table:table-row table:style-name="Tabella1.1"><table:table-cell table:style-name="Tabella1.A4" table:number-columns-spanned="9" office:value-type="string"><text:p text:style-name="P9" loext:marker-style-name="T9"/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ella1.5"><table:table-cell table:style-name="Tabella1.A5" table:number-columns-spanned="2" office:value-type="string"><text:p text:style-name="P3" loext:marker-style-name="T10"><text:span text:style-name="T10">DESCRIZIONE</text:span></text:p></table:table-cell><table:covered-table-cell/><table:table-cell table:style-name="Tabella1.A5" office:value-type="string"><text:p text:style-name="P3" loext:marker-style-name="T10"><text:span text:style-name="T10">QUANTITÀ</text:span></text:p></table:table-cell><table:table-cell table:style-name="Tabella1.A5" table:number-columns-spanned="3" office:value-type="string"><text:p text:style-name="P3" loext:marker-style-name="T10"><text:span text:style-name="T10">PREZZO</text:span></text:p></table:table-cell><table:covered-table-cell/><table:covered-table-cell/><table:table-cell table:style-name="Tabella1.A5" office:value-type="string"><text:p text:style-name="P3" loext:marker-style-name="T10"><text:span text:style-name="T10">SUBTOTALE</text:span></text:p></table:table-cell><table:table-cell table:style-name="Tabella1.A5" table:number-columns-spanned="2" office:value-type="string"><text:p text:style-name="P3" loext:marker-style-name="T10"><text:span text:style-name="T10">IVA</text:span></text:p></table:table-cell><table:covered-table-cell/></table:table-row></table:table-header-rows><table:table-row table:style-name="Tabella1.1"><table:table-cell table:style-name="Tabella1.A6" table:number-columns-spanned="2" office:value-type="string"><text:p text:style-name="P10" loext:marker-style-name="T11"><text:span text:style-name="T11">il mio prodotto<text:line-break/>il mio servizio<text:line-break/>il mio servizio (Sconto 10%)<text:line-break/></text:span></text:p></table:table-cell><table:covered-table-cell/><table:table-cell table:style-name="Tabella1.C6" office:value-type="string"><text:p text:style-name="P11" loext:marker-style-name="T11"><text:span text:style-name="T11">6<text:line-break/>1<text:line-break/>1<text:line-break/></text:span></text:p></table:table-cell><table:table-cell table:style-name="Tabella1.D6" table:number-columns-spanned="3" office:value-type="string"><text:p text:style-name="P11" loext:marker-style-name="T11"><text:span text:style-name="T11">451,00<text:line-break/>570,00<text:line-break/>-57,00<text:line-break/></text:span></text:p></table:table-cell><table:covered-table-cell/><table:covered-table-cell/><table:table-cell table:style-name="Tabella1.G6" office:value-type="string"><text:p text:style-name="P11" loext:marker-style-name="T11"><text:span text:style-name="T11">2.706,00<text:line-break/>570,00<text:line-break/>-57,00<text:line-break/></text:span></text:p></table:table-cell><table:table-cell table:style-name="Tabella1.H6" table:number-columns-spanned="2" office:value-type="string"><text:p text:style-name="P11" loext:marker-style-name="T11"><text:span text:style-name="T11">595,32 (22%)<text:line-break/>125,40 (22%)<text:line-break/>-12,54 (22%)<text:line-break/></text:span></text:p></table:table-cell><table:covered-table-cell/></table:table-row><table:table-row table:style-name="Tabella1.1"><table:table-cell table:style-name="Tabella1.A7" table:number-columns-spanned="9" office:value-type="string"><text:p text:style-name="P12" loext:marker-style-name="T12"/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ella1.1"><table:table-cell table:style-name="Tabella1.A8" table:number-rows-spanned="3" table:number-columns-spanned="4" office:value-type="string"><text:p text:style-name="P13">NOTE:</text:p></table:table-cell><table:covered-table-cell/><table:covered-table-cell/><table:covered-table-cell/><table:table-cell table:style-name="Tabella1.E8" table:number-columns-spanned="4" office:value-type="string"><text:p text:style-name="P14" loext:marker-style-name="T6"><text:span text:style-name="T6">SUBTOTALE</text:span></text:p></table:table-cell><table:covered-table-cell/><table:covered-table-cell/><table:covered-table-cell/><table:table-cell table:style-name="Tabella1.I8" office:value-type="string"><text:p text:style-name="P14" loext:marker-style-name="T6"><text:span text:style-name="T6">3.219,00 €</text:span></text:p></table:table-cell></table:table-row><table:table-row table:style-name="Tabella1.1"><table:covered-table-cell table:style-name="Tabella1.A9"/><table:covered-table-cell/><table:covered-table-cell/><table:covered-table-cell/><table:table-cell table:style-name="Tabella1.E9" table:number-columns-spanned="4" office:value-type="string"><text:p text:style-name="P14" loext:marker-style-name="T6"><text:span text:style-name="T6">IVA</text:span></text:p></table:table-cell><table:covered-table-cell/><table:covered-table-cell/><table:covered-table-cell/><table:table-cell table:style-name="Tabella1.I9" office:value-type="string"><text:p text:style-name="P14" loext:marker-style-name="T6"><text:span text:style-name="T6">708,18 €</text:span></text:p></table:table-cell></table:table-row><table:table-row table:style-name="Tabella1.1"><table:covered-table-cell table:style-name="Tabella1.A10"/><table:covered-table-cell/><table:covered-table-cell/><table:covered-table-cell/><table:table-cell table:style-name="Tabella1.E10" table:number-columns-spanned="4" office:value-type="string"><text:p text:style-name="P14" loext:marker-style-name="T13"><text:span text:style-name="T13">Totale</text:span></text:p></table:table-cell><table:covered-table-cell/><table:covered-table-cell/><table:covered-table-cell/><table:table-cell table:style-name="Tabella1.I10" office:value-type="string"><text:p text:style-name="P14" loext:marker-style-name="T13"><text:span text:style-name="T13">3.927,18 €</text:span></text:p></table:table-cell></table:table-row><table:table-row table:style-name="Tabella1.1"><table:table-cell table:style-name="Tabella1.A11" table:number-columns-spanned="9" office:value-type="string"><text:p text:style-name="P15" loext:marker-style-name="T6"/><text:p text:style-name="P15" loext:marker-style-name="T6"/><text:p text:style-name="P15" loext:marker-style-name="T6"/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ella1.1"><table:table-cell table:style-name="Tabella1.A12" table:number-columns-spanned="4" office:value-type="string"><text:p text:style-name="P16" loext:marker-style-name="T14"><text:span text:style-name="T14">[Nome dell'Azienda]</text:span></text:p><text:p text:style-name="P16" loext:marker-style-name="T15"><text:span text:style-name="T15">[Indirizzo]<text:line-break/>P.IVA/C.F.: [Numero di partita IVA / Codice Fiscale]<text:line-break/></text:span></text:p></table:table-cell><table:covered-table-cell/><table:covered-table-cell/><table:covered-table-cell/><table:table-cell table:style-name="Tabella1.E12" table:number-columns-spanned="5" office:value-type="string"><text:p text:style-name="P17" loext:marker-style-name="T16"><text:span text:style-name="T15">[Nome della banca]<text:line-break/>SWIFT/BIC: [SWIFT/BIC]<text:line-break/>Numero del conto corrente: [Conto corrente (IBAN)]</text:span></text:p><text:p text:style-name="P18" loext:marker-style-name="T16"/><text:p text:style-name="P19" loext:marker-style-name="T15"><text:bookmark text:name="_GoBack"/></text:p></table:table-cell><table:covered-table-cell/><table:covered-table-cell/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font-size="9pt" style:font-name-asian="F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Lucida Sans" style:font-family-complex="'Lucida Sans'" style:font-family-generic-complex="swiss"/>
    </style:style>
    <style:style style:name="Amount" style:family="paragraph" style:parent-style-name="Standard">
      <style:paragraph-properties fo:text-align="end" style:justify-single-word="false"/>
      <style:text-properties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2</meta:editing-cycles>
    <meta:creation-date>2025-07-13T17:46:33.201962200</meta:creation-date>
    <dc:date>2025-07-13T17:50:14.638951000</dc:date>
    <meta:editing-duration>PT54S</meta:editing-duration>
    <meta:generator>LibreOffice/25.2.4.3$Windows_X86_64 LibreOffice_project/33e196637044ead23f5c3226cde09b47731f7e27</meta:generator>
    <meta:print-date>2025-07-13T17:49:19.838827600</meta:print-date>
    <meta:printed-by>File PDF</meta:printed-by>
    <meta:document-statistic meta:table-count="1" meta:image-count="0" meta:object-count="0" meta:page-count="1" meta:paragraph-count="26" meta:word-count="92" meta:character-count="613" meta:non-whitespace-character-count="539"/>
    <meta:user-defined meta:name="AppVersion">14.0000</meta:user-defined>
    <meta:template xlink:type="simple" xlink:actuate="onRequest" xlink:title="modello_preventivo_da_scaricare1.dotx" xlink:href=""/>
  </office:meta>
</office:document-meta>
</file>